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ObjectReplacements/Object 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3945in"/>
    </style:style>
    <style:style style:name="co2" style:family="table-column">
      <style:table-column-properties fo:break-before="auto" style:column-width="0.779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7264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2.2201in"/>
    </style:style>
    <style:style style:name="co7" style:family="table-column">
      <style:table-column-properties fo:break-before="auto" style:column-width="1.2898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ublished All" table:style-name="ta1" table:print="false">
        <table:shapes>
          <draw:frame draw:z-index="0" draw:style-name="gr1" svg:width="5.1563in" svg:height="2.7539in" svg:x="2.2067in" svg:y="0.4689in">
            <draw:object draw:notify-on-update-of-ranges="'Published All'.A3:'Published All'.A3 'Published All'.A4:'Published All'.A9 'Published All'.B3:'Published All'.B3 'Published All'.B4:'Published All'.B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ublished All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>
            <text:p>Published </text:p>
          </table:table-cell>
        </table:table-row>
        <table:table-row table:style-name="ro2">
          <table:table-cell office:value-type="string">
            <text:p>Influenza</text:p>
          </table:table-cell>
          <table:table-cell office:value-type="float" office:value="11977">
            <text:p>11977</text:p>
          </table:table-cell>
        </table:table-row>
        <table:table-row table:style-name="ro3">
          <table:table-cell office:value-type="string">
            <text:p>Rotavirus</text:p>
          </table:table-cell>
          <table:table-cell office:value-type="float" office:value="547">
            <text:p>547</text:p>
          </table:table-cell>
        </table:table-row>
        <table:table-row table:style-name="ro3">
          <table:table-cell office:value-type="string">
            <text:p>Coronavirus</text:p>
          </table:table-cell>
          <table:table-cell office:value-type="float" office:value="190">
            <text:p>190</text:p>
          </table:table-cell>
        </table:table-row>
        <table:table-row table:style-name="ro3">
          <table:table-cell office:value-type="string">
            <text:p>Norovirus</text:p>
          </table:table-cell>
          <table:table-cell office:value-type="float" office:value="190">
            <text:p>190</text:p>
          </table:table-cell>
        </table:table-row>
        <table:table-row table:style-name="ro3">
          <table:table-cell office:value-type="string">
            <text:p>Metapneumovirus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Other</text:p>
          </table:table-cell>
          <table:table-cell office:value-type="float" office:value="26">
            <text:p>26</text:p>
          </table:table-cell>
        </table:table-row>
      </table:table>
      <table:table table:name="Published Flu, other" table:style-name="ta1" table:print="false">
        <table:shapes>
          <draw:frame draw:z-index="0" draw:style-name="gr1" svg:width="3.1492in" svg:height="2.7555in" svg:x="1.8177in" svg:y="0.4736in">
            <draw:object draw:notify-on-update-of-ranges="'Published Flu, other'.A3:'Published Flu, other'.A3 'Published Flu, other'.A4:'Published Flu, other'.A5 'Published Flu, other'.B3:'Published Flu, other'.B3 'Published Flu, other'.B4:'Published Flu, other'.B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style-name="ce1" office:value-type="string">
            <text:p>Published Flu vs Other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>
            <text:p>Published </text:p>
          </table:table-cell>
        </table:table-row>
        <table:table-row table:style-name="ro2">
          <table:table-cell office:value-type="string">
            <text:p>Influenza</text:p>
          </table:table-cell>
          <table:table-cell office:value-type="float" office:value="11977">
            <text:p>11977</text:p>
          </table:table-cell>
        </table:table-row>
        <table:table-row table:style-name="ro2">
          <table:table-cell office:value-type="string">
            <text:p>Other</text:p>
          </table:table-cell>
          <table:table-cell office:value-type="float" office:value="994">
            <text:p>994</text:p>
          </table:table-cell>
        </table:table-row>
      </table:table>
      <table:table table:name="Published Other" table:style-name="ta1" table:print="false">
        <table:shapes>
          <draw:frame draw:z-index="0" draw:style-name="gr1" svg:width="3.8146in" svg:height="2.7543in" svg:x="1.8185in" svg:y="0.4772in">
            <draw:object draw:notify-on-update-of-ranges="'Published Other'.A3:'Published Other'.A3 'Published Other'.A4:'Published Other'.A8 'Published Other'.B3:'Published Other'.B3 'Published Other'.B4:'Published Other'.B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style-name="ce1" office:value-type="string">
            <text:p>Published Non-Flu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>
            <text:p>Published </text:p>
          </table:table-cell>
        </table:table-row>
        <table:table-row table:style-name="ro3">
          <table:table-cell office:value-type="string">
            <text:p>Rotavirus</text:p>
          </table:table-cell>
          <table:table-cell office:value-type="float" office:value="547">
            <text:p>547</text:p>
          </table:table-cell>
        </table:table-row>
        <table:table-row table:style-name="ro3">
          <table:table-cell office:value-type="string">
            <text:p>Coronavirus</text:p>
          </table:table-cell>
          <table:table-cell office:value-type="float" office:value="190">
            <text:p>190</text:p>
          </table:table-cell>
        </table:table-row>
        <table:table-row table:style-name="ro3">
          <table:table-cell office:value-type="string">
            <text:p>Norovirus</text:p>
          </table:table-cell>
          <table:table-cell office:value-type="float" office:value="190">
            <text:p>190</text:p>
          </table:table-cell>
        </table:table-row>
        <table:table-row table:style-name="ro3">
          <table:table-cell office:value-type="string">
            <text:p>Metapneumovirus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Other</text:p>
          </table:table-cell>
          <table:table-cell office:value-type="float" office:value="26">
            <text:p>26</text:p>
          </table:table-cell>
        </table:table-row>
      </table:table>
      <table:table table:name="In progress All" table:style-name="ta1" table:print="false">
        <table:shapes>
          <draw:frame draw:z-index="0" draw:style-name="gr1" svg:width="5.3354in" svg:height="2.7555in" svg:x="2.5925in" svg:y="0.4736in">
            <draw:object draw:notify-on-update-of-ranges="'In progress All'.A4:'In progress All'.A9 'In progress All'.B3:'In progress All'.B3 'In progress All'.B4:'In progress All'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n progress (All)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>
            <text:p>in progress</text:p>
          </table:table-cell>
        </table:table-row>
        <table:table-row table:style-name="ro2">
          <table:table-cell office:value-type="string">
            <text:p>Influenza</text:p>
          </table:table-cell>
          <table:table-cell office:value-type="float" office:value="2976">
            <text:p>2976</text:p>
          </table:table-cell>
        </table:table-row>
        <table:table-row table:style-name="ro3">
          <table:table-cell office:value-type="string">
            <text:p>Respiratory syncytial virus</text:p>
          </table:table-cell>
          <table:table-cell office:value-type="float" office:value="366">
            <text:p>366</text:p>
          </table:table-cell>
        </table:table-row>
        <table:table-row table:style-name="ro3">
          <table:table-cell office:value-type="string">
            <text:p>Parainfluenza virus</text:p>
          </table:table-cell>
          <table:table-cell office:value-type="float" office:value="332">
            <text:p>332</text:p>
          </table:table-cell>
        </table:table-row>
        <table:table-row table:style-name="ro3">
          <table:table-cell office:value-type="string">
            <text:p>Coronavirus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string">
            <text:p>Rotavirus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Other</text:p>
          </table:table-cell>
          <table:table-cell office:value-type="float" office:value="362">
            <text:p>362</text:p>
          </table:table-cell>
        </table:table-row>
      </table:table>
      <table:table table:name="Data" table:style-name="ta1" table:print="false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/>
          <table:table-cell office:value-type="string">
            <text:p>in progress</text:p>
          </table:table-cell>
          <table:table-cell office:value-type="string">
            <text:p>Sample Published </text:p>
          </table:table-cell>
        </table:table-row>
        <table:table-row table:style-name="ro3">
          <table:table-cell office:value-type="string">
            <text:p>Rotavirus</text:p>
          </table:table-cell>
          <table:table-cell office:value-type="float" office:value="153">
            <text:p>153</text:p>
          </table:table-cell>
          <table:table-cell office:value-type="float" office:value="547">
            <text:p>547</text:p>
          </table:table-cell>
        </table:table-row>
        <table:table-row table:style-name="ro3">
          <table:table-cell office:value-type="string">
            <text:p>Coronavirus</text:p>
          </table:table-cell>
          <table:table-cell office:value-type="float" office:value="165">
            <text:p>165</text:p>
          </table:table-cell>
          <table:table-cell office:value-type="float" office:value="190">
            <text:p>190</text:p>
          </table:table-cell>
        </table:table-row>
        <table:table-row table:style-name="ro3">
          <table:table-cell office:value-type="string">
            <text:p>Norovirus</text:p>
          </table:table-cell>
          <table:table-cell office:value-type="float" office:value="52">
            <text:p>52</text:p>
          </table:table-cell>
          <table:table-cell office:value-type="float" office:value="190">
            <text:p>190</text:p>
          </table:table-cell>
        </table:table-row>
        <table:table-row table:style-name="ro3">
          <table:table-cell office:value-type="string">
            <text:p>Metapneumovirus</text:p>
          </table:table-cell>
          <table:table-cell office:value-type="float" office:value="130">
            <text:p>130</text:p>
          </table:table-cell>
          <table:table-cell office:value-type="float" office:value="41">
            <text:p>41</text:p>
          </table:table-cell>
        </table:table-row>
        <table:table-row table:style-name="ro3">
          <table:table-cell office:value-type="string">
            <text:p>Adenovirus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Respiratory syncytial virus</text:p>
          </table:table-cell>
          <table:table-cell office:value-type="float" office:value="366">
            <text:p>366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Ebolavirus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Eastern Equine Encephalitis Virus</text:p>
          </table:table-cell>
          <table:table-cell office:value-type="float" office:value="100">
            <text:p>100</text:p>
          </table:table-cell>
          <table:table-cell/>
        </table:table-row>
        <table:table-row table:style-name="ro3">
          <table:table-cell office:value-type="string">
            <text:p>Parainfluenza virus</text:p>
          </table:table-cell>
          <table:table-cell office:value-type="float" office:value="332">
            <text:p>332</text:p>
          </table:table-cell>
          <table:table-cell/>
        </table:table-row>
        <table:table-row table:style-name="ro3">
          <table:table-cell office:value-type="string">
            <text:p>Marburg Virus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Influenza</text:p>
          </table:table-cell>
          <table:table-cell office:value-type="float" office:value="2976">
            <text:p>2976</text:p>
          </table:table-cell>
          <table:table-cell office:value-type="float" office:value="11977">
            <text:p>11977</text:p>
          </table:table-cell>
        </table:table-row>
      </table:table>
      <table:database-ranges>
        <table:database-range table:target-range-address="Data.A33:Data.B4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5/21/2013</text:date>, <text:time>15:3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3-05-21T14:37:34</meta:creation-date>
    <dc:date>2013-05-21T15:33:08</dc:date>
    <dc:creator>Peter Edworthy</dc:creator>
    <meta:editing-duration>PT00H04M11S</meta:editing-duration>
    <meta:editing-cycles>1</meta:editing-cycles>
    <meta:document-statistic meta:table-count="5" meta:cell-count="80" meta:object-count="4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553cm" svg:height="7cm" chart:class="chart:circle" chart:style-name="ch1">
        <chart:legend chart:legend-position="end" svg:x="10.621cm" svg:y="1.963cm" chart:style-name="ch2"/>
        <chart:plot-area chart:style-name="ch3" table:cell-range-address="'In progress All'.A3:'In progress All'.B9" chart:data-source-has-labels="both" svg:x="0.271cm" svg:y="0.14cm" svg:width="10.08cm" svg:height="6.58cm">
          <chart:axis chart:dimension="x" chart:name="primary-x" chart:style-name="ch4">
            <chart:categories table:cell-range-address="'In progress All'.A4:'In progress All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 progress All'.B4:'In progress All'.B9" chart:label-cell-address="'In progress All'.B3:'In progress All'.B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In progress All'.B3:'In progress All'.B3">in progress</text:p>
              </table:table-cell>
            </table:table-row>
          </table:table-header-rows>
          <table:table-rows>
            <table:table-row>
              <table:table-cell office:value-type="string">
                <text:p text:id="'In progress All'.A4:'In progress All'.A9">Influenza</text:p>
              </table:table-cell>
              <table:table-cell office:value-type="float" office:value="2976">
                <text:p text:id="'In progress All'.B4:'In progress All'.B9">2976</text:p>
              </table:table-cell>
            </table:table-row>
            <table:table-row>
              <table:table-cell office:value-type="string">
                <text:p>Respiratory syncytial virus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Parainfluenza virus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Coronavirus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Rotavirus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098cm" svg:height="6.996cm" chart:class="chart:circle" chart:style-name="ch1">
        <chart:legend chart:legend-position="end" svg:x="9.7cm" svg:y="2.279cm" chart:style-name="ch2"/>
        <chart:plot-area chart:style-name="ch3" table:cell-range-address="'Published All'.A3:'Published All'.B9" chart:data-source-has-labels="both" svg:x="0.261cm" svg:y="0.139cm" svg:width="9.179cm" svg:height="6.579cm">
          <chart:axis chart:dimension="x" chart:name="primary-x" chart:style-name="ch4">
            <chart:categories table:cell-range-address="'Published All'.A4:'Published All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ublished All'.B4:'Published All'.B9" chart:label-cell-address="'Published All'.B3:'Published All'.B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ublished All'.B3:'Published All'.B3">Published </text:p>
              </table:table-cell>
            </table:table-row>
          </table:table-header-rows>
          <table:table-rows>
            <table:table-row>
              <table:table-cell office:value-type="string">
                <text:p text:id="'Published All'.A4:'Published All'.A9">Influenza</text:p>
              </table:table-cell>
              <table:table-cell office:value-type="float" office:value="11977">
                <text:p text:id="'Published All'.B4:'Published All'.B9">11977</text:p>
              </table:table-cell>
            </table:table-row>
            <table:table-row>
              <table:table-cell office:value-type="string">
                <text:p>Rotavirus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Coronavirus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Norovirus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Metapneumovirus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circle" chart:style-name="ch1">
        <chart:legend chart:legend-position="end" svg:x="5.895cm" svg:y="3.031cm" chart:style-name="ch2"/>
        <chart:plot-area chart:style-name="ch3" table:cell-range-address="'Published Flu, other'.A3:'Published Flu, other'.B5" chart:data-source-has-labels="both" svg:x="0.16cm" svg:y="0.14cm" svg:width="5.575cm" svg:height="6.58cm">
          <chart:axis chart:dimension="x" chart:name="primary-x" chart:style-name="ch4">
            <chart:categories table:cell-range-address="'Published Flu, other'.A4:'Published Flu, other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ublished Flu, other'.B4:'Published Flu, other'.B5" chart:label-cell-address="'Published Flu, other'.B3:'Published Flu, other'.B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ublished Flu, other'.B3:'Published Flu, other'.B3">Published </text:p>
              </table:table-cell>
            </table:table-row>
          </table:table-header-rows>
          <table:table-rows>
            <table:table-row>
              <table:table-cell office:value-type="string">
                <text:p text:id="'Published Flu, other'.A4:'Published Flu, other'.A5">Influenza</text:p>
              </table:table-cell>
              <table:table-cell office:value-type="float" office:value="11977">
                <text:p text:id="'Published Flu, other'.B4:'Published Flu, other'.B5">11977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994">
                <text:p>9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9.69cm" svg:height="6.997cm" chart:class="chart:circle" chart:style-name="ch1">
        <chart:legend chart:legend-position="end" svg:x="7.048cm" svg:y="2.307cm" chart:style-name="ch2"/>
        <chart:plot-area chart:style-name="ch3" table:cell-range-address="'Published Other'.A3:'Published Other'.B8" chart:data-source-has-labels="both" svg:x="0.193cm" svg:y="0.139cm" svg:width="6.663cm" svg:height="6.58cm">
          <chart:axis chart:dimension="x" chart:name="primary-x" chart:style-name="ch4">
            <chart:categories table:cell-range-address="'Published Other'.A4:'Published Other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ublished Other'.B4:'Published Other'.B8" chart:label-cell-address="'Published Other'.B3:'Published Other'.B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ublished Other'.B3:'Published Other'.B3">Published </text:p>
              </table:table-cell>
            </table:table-row>
          </table:table-header-rows>
          <table:table-rows>
            <table:table-row>
              <table:table-cell office:value-type="string">
                <text:p text:id="'Published Other'.A4:'Published Other'.A8">Rotavirus</text:p>
              </table:table-cell>
              <table:table-cell office:value-type="float" office:value="547">
                <text:p text:id="'Published Other'.B4:'Published Other'.B8">547</text:p>
              </table:table-cell>
            </table:table-row>
            <table:table-row>
              <table:table-cell office:value-type="string">
                <text:p>Coronavirus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Norovirus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Metapneumovirus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